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 µm^2</text:p>
          </table:table-cell>
        </table:table-row>
        <table:table-row table:style-name="ro2">
          <table:table-cell office:value-type="float" office:value="71.21" calcext:value-type="float">
            <text:p>71,21</text:p>
          </table:table-cell>
          <table:table-cell table:style-name="ce2" office:value-type="float" office:value="3.185" calcext:value-type="float">
            <text:p>3,185</text:p>
          </table:table-cell>
          <table:table-cell table:formula="of:=(([.A3])^2-([.A2])^2)" office:value-type="float" office:value="521.184300000002" calcext:value-type="float">
            <text:p>521,184300000002</text:p>
          </table:table-cell>
          <table:table-cell table:formula="of:=([.A8])^2-([.A2])^2" office:value-type="float" office:value="4637.2968" calcext:value-type="float">
            <text:p>4637,2968</text:p>
          </table:table-cell>
        </table:table-row>
        <table:table-row table:style-name="ro2">
          <table:table-cell office:value-type="float" office:value="74.78" calcext:value-type="float">
            <text:p>74,78</text:p>
          </table:table-cell>
          <table:table-cell table:style-name="ce2" office:value-type="float" office:value="2.52" calcext:value-type="float">
            <text:p>2,52</text:p>
          </table:table-cell>
          <table:table-cell table:formula="of:=(([.A4])^2-([.A3])^2)" office:value-type="float" office:value="437.4741" calcext:value-type="float">
            <text:p>437,4741</text:p>
          </table:table-cell>
          <table:table-cell table:formula="of:=([.A9])^2-([.A3])^2" office:value-type="float" office:value="4558.5141" calcext:value-type="float">
            <text:p>4558,5141</text:p>
          </table:table-cell>
        </table:table-row>
        <table:table-row table:style-name="ro2">
          <table:table-cell office:value-type="float" office:value="77.65" calcext:value-type="float">
            <text:p>77,65</text:p>
          </table:table-cell>
          <table:table-cell table:style-name="ce2" office:value-type="float" office:value="2.225" calcext:value-type="float">
            <text:p>2,225</text:p>
          </table:table-cell>
          <table:table-cell/>
          <table:table-cell table:formula="of:=([.A10])^2-([.A4])^2" office:value-type="float" office:value="4575.3579" calcext:value-type="float">
            <text:p>4575,3579</text:p>
          </table:table-cell>
        </table:table-row>
        <table:table-row table:style-name="ro2">
          <table:table-cell office:value-type="float" office:value="88.69" calcext:value-type="float">
            <text:p>88,69</text:p>
          </table:table-cell>
          <table:table-cell table:style-name="ce2" office:value-type="float" office:value="1.78999999999999" calcext:value-type="float">
            <text:p>1,78999999999999</text:p>
          </table:table-cell>
          <table:table-cell table:formula="of:=([.A6])^2-([.A5])^2" office:value-type="float" office:value="433.2939" calcext:value-type="float">
            <text:p>433,2939</text:p>
          </table:table-cell>
          <table:table-cell table:formula="of:=([.A11])^2-([.A5])^2" office:value-type="float" office:value="4615.4423" calcext:value-type="float">
            <text:p>4615,4423</text:p>
          </table:table-cell>
        </table:table-row>
        <table:table-row table:style-name="ro2">
          <table:table-cell office:value-type="float" office:value="91.1" calcext:value-type="float">
            <text:p>91,1</text:p>
          </table:table-cell>
          <table:table-cell table:style-name="ce2" office:value-type="float" office:value="1.78" calcext:value-type="float">
            <text:p>1,78</text:p>
          </table:table-cell>
          <table:table-cell table:formula="of:=([.A7])^2-([.A6])^2" office:value-type="float" office:value="450.521600000002" calcext:value-type="float">
            <text:p>450,521600000002</text:p>
          </table:table-cell>
          <table:table-cell table:formula="of:=([.A12])^2-([.A6])^2" office:value-type="float" office:value="4621.6589" calcext:value-type="float">
            <text:p>4621,6589</text:p>
          </table:table-cell>
        </table:table-row>
        <table:table-row table:style-name="ro2">
          <table:table-cell office:value-type="float" office:value="93.54" calcext:value-type="float">
            <text:p>93,54</text:p>
          </table:table-cell>
          <table:table-cell table:style-name="ce2" office:value-type="float" office:value="1.58500000000001" calcext:value-type="float">
            <text:p>1,58500000000001</text:p>
          </table:table-cell>
          <table:table-cell/>
          <table:table-cell table:formula="of:=([.A13])^2-([.A7])^2" office:value-type="float" office:value="4537.4413" calcext:value-type="float">
            <text:p>4537,4413</text:p>
          </table:table-cell>
        </table:table-row>
        <table:table-row table:style-name="ro2">
          <table:table-cell office:value-type="float" office:value="98.53" calcext:value-type="float">
            <text:p>98,53</text:p>
          </table:table-cell>
          <table:table-cell/>
          <table:table-cell table:formula="of:=([.A9])^2-([.A8])^2" office:value-type="float" office:value="442.401599999999" calcext:value-type="float">
            <text:p>442,401599999999</text:p>
          </table:table-cell>
          <table:table-cell table:formula="of:=([.A14])^2-([.A8])^2" office:value-type="float" office:value="4414.7847" calcext:value-type="float">
            <text:p>4414,7847</text:p>
          </table:table-cell>
        </table:table-row>
        <table:table-row table:style-name="ro2">
          <table:table-cell office:value-type="float" office:value="100.75" calcext:value-type="float">
            <text:p>100,75</text:p>
          </table:table-cell>
          <table:table-cell/>
          <table:table-cell table:formula="of:=([.A10])^2-([.A9])^2" office:value-type="float" office:value="454.3179" calcext:value-type="float">
            <text:p>454,3179</text:p>
          </table:table-cell>
          <table:table-cell table:formula="of:=([.A15])^2-([.A9])^2" office:value-type="float" office:value="4492.8576" calcext:value-type="float">
            <text:p>4492,8576</text:p>
          </table:table-cell>
        </table:table-row>
        <table:table-row table:style-name="ro2">
          <table:table-cell office:value-type="float" office:value="102.98" calcext:value-type="float">
            <text:p>102,98</text:p>
          </table:table-cell>
          <table:table-cell table:number-columns-repeated="2"/>
          <table:table-cell table:formula="of:=([.A16])^2-([.A10])^2" office:value-type="float" office:value="4470.048" calcext:value-type="float">
            <text:p>4470,048</text:p>
          </table:table-cell>
        </table:table-row>
        <table:table-row table:style-name="ro2">
          <table:table-cell office:value-type="float" office:value="111.72" calcext:value-type="float">
            <text:p>111,72</text:p>
          </table:table-cell>
          <table:table-cell/>
          <table:table-cell table:formula="of:=([.A12])^2-([.A11])^2" office:value-type="float" office:value="439.5105" calcext:value-type="float">
            <text:p>439,5105</text:p>
          </table:table-cell>
          <table:table-cell table:formula="of:=([.A17])^2-([.A11])^2" office:value-type="float" office:value="4468.0777" calcext:value-type="float">
            <text:p>4468,0777</text:p>
          </table:table-cell>
        </table:table-row>
        <table:table-row table:style-name="ro2">
          <table:table-cell office:value-type="float" office:value="113.67" calcext:value-type="float">
            <text:p>113,67</text:p>
          </table:table-cell>
          <table:table-cell/>
          <table:table-cell table:formula="of:=([.A13])^2-([.A12])^2" office:value-type="float" office:value="366.304" calcext:value-type="float">
            <text:p>366,304</text:p>
          </table:table-cell>
          <table:table-cell table:formula="of:=([.A18])^2-([.A12])^2" office:value-type="float" office:value="4542.7536" calcext:value-type="float">
            <text:p>4542,7536</text:p>
          </table:table-cell>
        </table:table-row>
        <table:table-row table:style-name="ro2">
          <table:table-cell office:value-type="float" office:value="115.27" calcext:value-type="float">
            <text:p>115,27</text:p>
          </table:table-cell>
          <table:table-cell table:number-columns-repeated="2"/>
          <table:table-cell table:formula="of:=([.A19])^2-([.A13])^2" office:value-type="float" office:value="4679.5487" calcext:value-type="float">
            <text:p>4679,5487</text:p>
          </table:table-cell>
        </table:table-row>
        <table:table-row table:style-name="ro2">
          <table:table-cell office:value-type="float" office:value="118.84" calcext:value-type="float">
            <text:p>118,84</text:p>
          </table:table-cell>
          <table:table-cell/>
          <table:table-cell table:formula="of:=([.A15])^2-([.A14])^2" office:value-type="float" office:value="520.4745" calcext:value-type="float">
            <text:p>520,4745</text:p>
          </table:table-cell>
          <table:table-cell/>
        </table:table-row>
        <table:table-row table:style-name="ro2">
          <table:table-cell office:value-type="float" office:value="121.01" calcext:value-type="float">
            <text:p>121,01</text:p>
          </table:table-cell>
          <table:table-cell/>
          <table:table-cell table:formula="of:=([.A16])^2-([.A15])^2" office:value-type="float" office:value="431.5083" calcext:value-type="float">
            <text:p>431,5083</text:p>
          </table:table-cell>
          <table:table-cell/>
        </table:table-row>
        <table:table-row table:style-name="ro2">
          <table:table-cell office:value-type="float" office:value="122.78" calcext:value-type="float">
            <text:p>122,78</text:p>
          </table:table-cell>
          <table:table-cell table:number-columns-repeated="3"/>
        </table:table-row>
        <table:table-row table:style-name="ro2">
          <table:table-cell office:value-type="float" office:value="130.19" calcext:value-type="float">
            <text:p>130,19</text:p>
          </table:table-cell>
          <table:table-cell/>
          <table:table-cell table:formula="of:=([.A18])^2-([.A17])^2" office:value-type="float" office:value="514.186400000002" calcext:value-type="float">
            <text:p>514,186400000002</text:p>
          </table:table-cell>
          <table:table-cell/>
        </table:table-row>
        <table:table-row table:style-name="ro2">
          <table:table-cell office:value-type="float" office:value="132.15" calcext:value-type="float">
            <text:p>132,15</text:p>
          </table:table-cell>
          <table:table-cell/>
          <table:table-cell table:formula="of:=([.A19])^2-([.A18])^2" office:value-type="float" office:value="503.099099999996" calcext:value-type="float">
            <text:p>503,099099999996</text:p>
          </table:table-cell>
          <table:table-cell/>
        </table:table-row>
        <table:table-row table:style-name="ro2">
          <table:table-cell office:value-type="float" office:value="134.04" calcext:value-type="float">
            <text:p>134,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2:07:59.94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29:39.024000000</meta:creation-date>
    <dc:date>2019-02-16T22:09:42.285000000</dc:date>
    <meta:editing-duration>PT20M50S</meta:editing-duration>
    <meta:editing-cycles>3</meta:editing-cycles>
    <meta:generator>LibreOffice/6.1.2.1$Windows_X86_64 LibreOffice_project/65905a128db06ba48db947242809d14d3f9a93fe</meta:generator>
    <meta:document-statistic meta:table-count="1" meta:cell-count="52" meta:object-count="0"/>
  </office:meta>
</office:document-meta>
</file>